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c05" officeooo:paragraph-rsid="0001ec05"/>
    </style:style>
    <style:style style:name="P2" style:family="paragraph" style:parent-style-name="Standard">
      <style:text-properties fo:font-weight="bold" officeooo:rsid="00075859" officeooo:paragraph-rsid="00075859" style:font-weight-asian="bold" style:font-weight-complex="bold"/>
    </style:style>
    <style:style style:name="P3" style:family="paragraph" style:parent-style-name="Standard">
      <style:text-properties fo:font-weight="bold" officeooo:rsid="000a31f1" officeooo:paragraph-rsid="000bc88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31f1" officeooo:paragraph-rsid="000bc884" style:font-weight-asian="bold" style:font-weight-complex="bold"/>
    </style:style>
    <style:style style:name="P5" style:family="paragraph" style:parent-style-name="Standard">
      <style:text-properties officeooo:rsid="000a31f1" officeooo:paragraph-rsid="000a31f1"/>
    </style:style>
    <style:style style:name="P6" style:family="paragraph" style:parent-style-name="Standard">
      <style:paragraph-properties fo:text-align="start" style:justify-single-word="false"/>
      <style:text-properties officeooo:rsid="000a31f1" officeooo:paragraph-rsid="000bc884"/>
    </style:style>
    <style:style style:name="P7" style:family="paragraph" style:parent-style-name="Standard">
      <style:text-properties officeooo:rsid="000a31f1" officeooo:paragraph-rsid="000bc884"/>
    </style:style>
    <style:style style:name="P8" style:family="paragraph" style:parent-style-name="Standard">
      <style:text-properties officeooo:rsid="000a31f1" officeooo:paragraph-rsid="00075859"/>
    </style:style>
    <style:style style:name="P9" style:family="paragraph" style:parent-style-name="Standard">
      <style:text-properties fo:font-size="13pt" style:text-underline-style="solid" style:text-underline-width="auto" style:text-underline-color="font-color" officeooo:rsid="000a31f1" officeooo:paragraph-rsid="000bc884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a31f1" officeooo:paragraph-rsid="000bc884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0a31f1" officeooo:paragraph-rsid="000bc884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5pt" officeooo:rsid="0001ec05" officeooo:paragraph-rsid="0001ec05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officeooo:rsid="000bc884" officeooo:paragraph-rsid="000bc884" style:font-size-asian="15pt" style:font-size-complex="15pt"/>
    </style:style>
    <style:style style:name="T1" style:family="text">
      <style:text-properties officeooo:rsid="000758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859" style:font-weight-asian="bold" style:font-weight-complex="bold"/>
    </style:style>
    <style:style style:name="T4" style:family="text">
      <style:text-properties fo:font-weight="bold" officeooo:rsid="000bc88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officeooo:rsid="000bc88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0.5pt" fo:font-weight="bold" officeooo:rsid="00075859" style:font-size-asian="10.5pt" style:font-weight-asian="bold" style:font-size-complex="10.5pt" style:font-weight-complex="bold"/>
    </style:style>
    <style:style style:name="T1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/></text:p>
      <text:p text:style-name="P13"><text:span text:style-name="T2">Report</text:span></text:p>
      <text:p text:style-name="P13"><text:span text:style-name="T2">SRS1- SRS20</text:span></text:p>
      <text:p text:style-name="P3"/>
      <text:p text:style-name="P11">Completed:</text:p>
      <text:p text:style-name="P7"><text:s/>srs1 <text:s text:c="4"/>– <text:s text:c="2"/>srs4</text:p>
      <text:p text:style-name="P7"><text:s/>srs7 <text:s text:c="4"/>– <text:s text:c="2"/>srs13</text:p>
      <text:p text:style-name="P7"><text:s/>srs15 <text:s text:c="2"/>– <text:s text:c="2"/>srs20 </text:p>
      <text:p text:style-name="P6"><text:span text:style-name="T2"/></text:p>
      <text:p text:style-name="P10"><text:span text:style-name="T9">Not </text:span>Completed:</text:p>
      <text:p text:style-name="P4"><text:span text:style-name="T2"/></text:p>
      <text:p text:style-name="P1"><text:span text:style-name="T2">Srs5: <text:s text:c="4"/></text:span><text:span text:style-name="T1">Postponed</text:span></text:p>
      <text:p text:style-name="P1"><text:span text:style-name="T2">srs6: <text:s/></text:span><text:s text:c="4"/><text:span text:style-name="T1">Due to some Confusion I need you to please rewrite this file with </text:span><text:span text:style-name="T11">request name ,database <text:tab/> <text:tab/> <text:s text:c="2"/>table field characteristics.</text:span></text:p>
      <text:p text:style-name="P2">Srs14: <text:s text:c="3"/><text:span text:style-name="T5">Ignored due to duplicate of srs13</text:span></text:p>
      <text:p text:style-name="P8"/>
      <text:p text:style-name="P9"><text:span text:style-name="T4">T</text:span><text:span text:style-name="T2">otal completed till 15</text:span><text:span text:style-name="T7">th</text:span><text:span text:style-name="T2"> march 1:35 am:</text:span></text:p>
      <text:p text:style-name="P7"><text:span text:style-name="T2"/></text:p>
      <text:p text:style-name="P7"><text:s/>17 requests</text:p>
      <text:p text:style-name="P5"/>
      <text:p text:style-name="P5"><text:span text:style-name="T12">NOTE:</text:span> <text:s/>Any sort of amendment will totally entertain regarding completed and upcoming request,</text:p>
      <text:p text:style-name="P5"><text:s text:c="13"/>feel free to share , thank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1:04:08.300288762</meta:creation-date>
    <dc:date>2022-03-15T01:39:14.962712437</dc:date>
    <meta:editing-duration>PT8M4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69" meta:character-count="478" meta:non-whitespace-character-count="367"/>
  </office:meta>
</office:document-meta>
</file>